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0d4" officeooo:paragraph-rsid="0017b0d4"/>
    </style:style>
    <style:style style:name="P2" style:family="paragraph" style:parent-style-name="Standard">
      <style:text-properties officeooo:rsid="0017f936" officeooo:paragraph-rsid="0017f936"/>
    </style:style>
    <style:style style:name="P3" style:family="paragraph" style:parent-style-name="Standard">
      <style:text-properties fo:font-size="14pt" officeooo:rsid="0017f936" officeooo:paragraph-rsid="0017f936" style:font-size-asian="14pt" style:font-size-complex="14pt"/>
    </style:style>
    <style:style style:name="P4" style:family="paragraph" style:parent-style-name="Standard">
      <style:text-properties fo:font-size="14pt" officeooo:rsid="002586e4" officeooo:paragraph-rsid="002586e4" style:font-size-asian="14pt" style:font-size-complex="14pt"/>
    </style:style>
    <style:style style:name="P5" style:family="paragraph" style:parent-style-name="Standard">
      <style:text-properties fo:font-size="14pt" officeooo:rsid="0029a568" officeooo:paragraph-rsid="0029a568" style:font-size-asian="14pt" style:font-size-complex="14pt"/>
    </style:style>
    <style:style style:name="P6" style:family="paragraph" style:parent-style-name="Standard">
      <style:text-properties fo:font-size="12pt" officeooo:rsid="002586e4" officeooo:paragraph-rsid="002586e4" style:font-size-asian="12pt" style:font-size-complex="12pt"/>
    </style:style>
    <style:style style:name="P7" style:family="paragraph" style:parent-style-name="Standard">
      <style:text-properties officeooo:rsid="0028bf60" officeooo:paragraph-rsid="0028bf60"/>
    </style:style>
    <style:style style:name="P8" style:family="paragraph" style:parent-style-name="Standard">
      <style:text-properties officeooo:rsid="00292f12" officeooo:paragraph-rsid="00292f12"/>
    </style:style>
    <style:style style:name="T1" style:family="text">
      <style:text-properties officeooo:rsid="0028bf60"/>
    </style:style>
    <style:style style:name="T2" style:family="text">
      <style:text-properties officeooo:rsid="0029bc1b"/>
    </style:style>
    <style:style style:name="T3" style:family="text">
      <style:text-properties officeooo:rsid="002b1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 Welt zum Positiven verändern</text:p>
      <text:p text:style-name="P7">Was kann jeder Einzelne tun, um unsere Welt zum Positiven zu verändern? Elyoos inspiriert, öffnet die Augen und zeigt Alternativen auf.</text:p>
      <text:p text:style-name="P2"/>
      <text:p text:style-name="P5">Gemeinsam <text:span text:style-name="T3">ist alles</text:span> möglich</text:p>
      <text:p text:style-name="P8">Es <text:span text:style-name="T3">gibt</text:span> unzählige gute Projekte und engagierte Menschen welche die Zukunft zum Vorteil <text:span text:style-name="T3">a</text:span>ller mitgestalten wollen. Werde Teil dieser Bewegung und vernetze dich mit Gleichgesinnten.</text:p>
      <text:p text:style-name="P1"/>
      <text:p text:style-name="P4">Non-Profit</text:p>
      <text:p text:style-name="P6">Dieses soziale Netzwerk stellt die Entwicklung des Mensch in den Mittelpunkt, nicht den Profit. <text:span text:style-name="T1">Deshalb ist es heute wie auch zukünftig werbefrei und wird komplett mit Spenden finanzi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9:51:37.569000000</meta:creation-date>
    <dc:date>2017-03-15T09:44:40.997000000</dc:date>
    <meta:editing-duration>PT8H30M17S</meta:editing-duration>
    <meta:editing-cycles>13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6" meta:word-count="84" meta:character-count="570" meta:non-whitespace-character-count="492"/>
  </office:meta>
</office:document-meta>
</file>